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D0000033FD5F5E6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3.764cm" svg:x="1cm" svg:y="2.087cm">
          <draw:image xlink:href="Pictures/10000001000002AD0000033FD5F5E6E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9T23:45:31.274396894</dc:date>
    <dc:creator>Giovanni Di Piazza</dc:creator>
    <meta:editing-duration>P1DT2H33M15S</meta:editing-duration>
    <meta:editing-cycles>2</meta:editing-cycles>
    <meta:generator>LibreOffice/24.2.7.2$Linux_X86_64 LibreOffice_project/420$Build-2</meta:generator>
    <meta:document-statistic meta:object-count="1"/>
  </office:meta>
</office:document-meta>
</file>